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8" office:value-type="string" calcext:value-type="string">
            <text:p>-836</text:p>
          </table:table-cell>
          <table:table-cell table:style-name="ce4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48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table:style-name="Default"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table:style-name="Default"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 office:value-type="string" calcext:value-type="string">
            <text:p>-1735.74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51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.00.0000</text:date>, <text:time style:data-style-name="N2" text:time-value="05:10:59.0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07T05:16:13.084000000</dc:date>
    <meta:editing-duration>P11DT7H41M27S</meta:editing-duration>
    <meta:editing-cycles>5013</meta:editing-cycles>
    <meta:document-statistic meta:table-count="7" meta:cell-count="13801" meta:object-count="0"/>
    <meta:user-defined meta:name="qrichtext">1</meta:user-defined>
  </office:meta>
</office:document-meta>
</file>